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start row</text:p>
          </table:table-cell>
          <table:table-cell table:style-name="ce1" office:value-type="string" calcext:value-type="string">
            <text:p>start pos</text:p>
          </table:table-cell>
          <table:table-cell table:style-name="ce1" office:value-type="string" calcext:value-type="string">
            <text:p>end row</text:p>
          </table:table-cell>
          <table:table-cell table:style-name="ce1" office:value-type="string" calcext:value-type="string">
            <text:p>end pos</text:p>
          </table:table-cell>
          <table:table-cell table:style-name="ce1" office:value-type="string" calcext:value-type="string">
            <text:p>slop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([.D6]-[.B6])*1024/([.C6]-[.A6])" office:value-type="float" office:value="-180.705882352941" calcext:value-type="float">
            <text:p>-180,70588235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formula="of:=([.D7]-[.B7])*1024/([.C7]-[.A7])" office:value-type="float" office:value="-138.378378378378" calcext:value-type="float">
            <text:p>-138,37837837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formula="of:=([.D8]-[.B8])*1024/([.C8]-[.A8])" office:value-type="float" office:value="-132.740740740741" calcext:value-type="float">
            <text:p>-132,74074074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table:formula="of:=([.D9]-[.B9])*1024/([.C9]-[.A9])" office:value-type="float" office:value="-139.636363636364" calcext:value-type="float">
            <text:p>-139,63636363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([.D10]-[.B10])*1024/([.C10]-[.A10])" office:value-type="float" office:value="-165.647058823529" calcext:value-type="float">
            <text:p>-165,64705882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([.D12]-[.B12])*1024/([.C12]-[.A12])" office:value-type="float" office:value="-180.705882352941" calcext:value-type="float">
            <text:p>-180,70588235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formula="of:=([.D13]-[.B13])*1024/([.C13]-[.A13])"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formula="of:=([.D14]-[.B14])*1024/([.C14]-[.A14])" office:value-type="float" office:value="-421.647058823529" calcext:value-type="float">
            <text:p>-421,64705882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table:formula="of:=([.D15]-[.B15])*1024/([.C15]-[.A15])" office:value-type="float" office:value="-768" calcext:value-type="float">
            <text:p>-7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([.D16]-[.B16])*1024/([.C16]-[.A16])" office:value-type="float" office:value="-5632" calcext:value-type="float">
            <text:p>-563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([.D19]-[.B19])*1024/([.C19]-[.A19])" office:value-type="float" office:value="-170.666666666667" calcext:value-type="float">
            <text:p>-170,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([.D20]-[.B20])*1024/([.C20]-[.A20])" office:value-type="float" office:value="-170.666666666667" calcext:value-type="float">
            <text:p>-170,666666666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formula="of:=([.D23]-[.B23])*1024/([.C23]-[.A23])" office:value-type="float" office:value="-120.470588235294" calcext:value-type="float">
            <text:p>-120,4705882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.00.0000</text:date>, <text:time style:data-style-name="N2" text:time-value="19:07:09.8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1:20:24.740000000</meta:creation-date>
    <dc:date>2016-11-25T20:27:52.300000000</dc:date>
    <meta:editing-duration>PT3M20S</meta:editing-duration>
    <meta:editing-cycles>2</meta:editing-cycles>
    <meta:generator>LibreOffice/4.2.5.2$Windows_x86 LibreOffice_project/61cb170a04bb1f12e77c884eab9192be736ec5f5</meta:generator>
    <meta:document-statistic meta:table-count="1" meta:cell-count="70" meta:object-count="0"/>
  </office:meta>
</office:document-meta>
</file>